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8pt" officeooo:rsid="0001ff7f" officeooo:paragraph-rsid="0001ff7f" style:font-size-asian="15.75pt" style:font-size-complex="18pt"/>
    </style:style>
    <style:style style:name="P2" style:family="paragraph" style:parent-style-name="Standard">
      <style:text-properties style:font-name="Lucida Console" fo:font-size="18pt" officeooo:rsid="0003e3fa" officeooo:paragraph-rsid="0003e3fa" style:font-size-asian="15.75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tures :</text:p>
      <text:p text:style-name="P2"/>
      <text:p text:style-name="P2">1. Saving/Loading .bitA file</text:p>
      <text:p text:style-name="P2">2. Editing .bitA file</text:p>
      <text:p text:style-name="P2"/>
      <text:p text:style-name="P2">Tools :</text:p>
      <text:p text:style-name="P2">1. Pencile</text:p>
      <text:p text:style-name="P2">2. Bucket</text:p>
      <text:p text:style-name="P2">3. Option for color picking</text:p>
      <text:p text:style-name="P2">4. Erase</text:p>
      <text:p text:style-name="P2">5. Moving canvas</text:p>
      <text:p text:style-name="P1"/>
      <text:p text:style-name="P1">TODO : </text:p>
      <text:p text:style-name="P1"/>
      <text:p text:style-name="P2">[ ] Make save/load .bitA file</text:p>
      <text:p text:style-name="P2"/>
      <text:p text:style-name="P2">[ ] Render .bitA on canvas</text:p>
      <text:p text:style-name="P2"/>
      <text:p text:style-name="P2">[ ] Create robust gui design for fucure like <text:tab/> <text:tab/>where to keap tools or how to pick color, <text:tab/>save/load file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 LibreOffice_project/60bfb1526849283ce2491346ed2aa51c465abfe6</meta:generator>
    <dc:date>2019-01-10T20:36:38.095000000</dc:date>
    <meta:editing-duration>PT6M22S</meta:editing-duration>
    <meta:editing-cycles>3</meta:editing-cycles>
    <meta:document-statistic meta:table-count="0" meta:image-count="0" meta:object-count="0" meta:page-count="1" meta:paragraph-count="13" meta:word-count="61" meta:character-count="307" meta:non-whitespace-character-count="254"/>
  </office:meta>
</office:document-meta>
</file>